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29527" officeooo:paragraph-rsid="00229527"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41221" officeooo:paragraph-rsid="00241221"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41221" officeooo:paragraph-rsid="00241221"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0c7d02" officeooo:paragraph-rsid="00241221"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1221" officeooo:paragraph-rsid="00241221" style:font-size-asian="14pt" style:language-asian="zxx" style:country-asian="none" style:font-size-complex="14pt" style:language-complex="zxx" style:country-complex="none"/>
    </style:style>
    <style:style style:name="P10"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5996" officeooo:paragraph-rsid="00245996" style:font-size-asian="14pt" style:language-asian="zxx" style:country-asian="none" style:font-size-complex="14pt" style:language-complex="zxx" style:country-complex="none"/>
    </style:style>
    <style:style style:name="P11"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76f90" officeooo:paragraph-rsid="00276f90" style:font-size-asian="14pt" style:language-asian="zxx" style:country-asian="none" style:font-size-complex="14pt" style:language-complex="zxx" style:country-complex="none"/>
    </style:style>
    <style:style style:name="P12"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94643" officeooo:paragraph-rsid="00294643" style:font-size-asian="14pt" style:language-asian="zxx" style:country-asian="none" style:font-size-complex="14pt" style:language-complex="zxx" style:country-complex="none"/>
    </style:style>
    <style:style style:name="P13" style:family="paragraph" style:parent-style-name="Standard">
      <loext:graphic-properties draw:fill="none"/>
      <style:paragraph-properties fo:margin-left="1.101cm" fo:margin-right="0cm" fo:text-indent="0cm" style:auto-text-indent="false" fo:background-color="transparent"/>
      <style:text-properties style:font-name="Garamond" fo:font-size="16pt" fo:language="fr" fo:country="FR" officeooo:rsid="000c7d02" officeooo:paragraph-rsid="00276f90" style:font-size-asian="16pt" style:language-asian="zxx" style:country-asian="none" style:font-size-complex="16pt" style:language-complex="zxx" style:country-complex="none"/>
    </style:style>
    <style:style style:name="P1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bd329" officeooo:paragraph-rsid="002bd329"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c1a75" officeooo:paragraph-rsid="002c1a75"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0c7d02" officeooo:paragraph-rsid="002bd329" style:font-size-asian="14pt" style:language-asian="zxx" style:country-asian="none" style:font-size-complex="14pt" style:language-complex="zxx" style:country-complex="none"/>
    </style:style>
    <style:style style:name="P18" style:family="paragraph" style:parent-style-name="Standard" style:list-style-name="L1">
      <style:text-properties style:font-name="Garamond" fo:font-size="16pt" fo:language="fr" fo:country="FR" fo:font-weight="bold" officeooo:rsid="00241221" officeooo:paragraph-rsid="00241221" style:font-size-asian="16pt" style:language-asian="zxx" style:country-asian="none" style:font-weight-asian="bold" style:font-size-complex="16pt" style:language-complex="zxx" style:country-complex="none" style:font-weight-complex="bold"/>
    </style:style>
    <style:style style:name="P19" style:family="paragraph" style:parent-style-name="Standard" style:list-style-name="L1">
      <style:text-properties style:font-name="Garamond" fo:font-size="16pt" fo:language="fr" fo:country="FR" fo:font-weight="bold" officeooo:rsid="00294643" officeooo:paragraph-rsid="00294643" style:font-size-asian="16pt" style:language-asian="zxx" style:country-asian="none" style:font-weight-asian="bold" style:font-size-complex="16pt" style:language-complex="zxx" style:country-complex="none" style:font-weight-complex="bold"/>
    </style:style>
    <style:style style:name="T1" style:family="text">
      <style:text-properties officeooo:rsid="001feb0d"/>
    </style:style>
    <style:style style:name="T2" style:family="text">
      <style:text-properties officeooo:rsid="00261fc6"/>
    </style:style>
    <style:style style:name="T3" style:family="text">
      <style:text-properties officeooo:rsid="00294643"/>
    </style:style>
    <style:style style:name="T4" style:family="text">
      <style:text-properties officeooo:rsid="002a754f"/>
    </style:style>
    <style:style style:name="T5" style:family="text">
      <style:text-properties officeooo:rsid="002f6b14"/>
    </style:style>
    <style:style style:name="T6" style:family="text">
      <style:text-properties officeooo:rsid="0030202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fédération</text:p>
      <text:p text:style-name="P3"/>
      <text:list xml:id="list1571303200" text:style-name="L1">
        <text:list-item>
          <text:p text:style-name="P18">Histoire</text:p>
        </text:list-item>
      </text:list>
      <text:p text:style-name="P2"/>
      <text:p text:style-name="P6">Tout commence en 2084 (c-126), lorsque des membres de certains gouvernements de la Terre se sont exilés sur Alcor, ils avaient la charge de préparer une structure politique pour Alcor et New Gaïa et de laisser ce système aux réfugiés de la Terre au plus tard en 2094.</text:p>
      <text:p text:style-name="P7">On retiendra en particulier l’instauration de l’Alcorien comme langue unique en 2090 (c-121), et la création du Consortium en 2097 (c-115).</text:p>
      <text:p text:style-name="P7">Les colons de New Gaïa prennent le pouvoir en 2093, les gouvernements se succèdent et permettent à la colonie de se développer et accueillir plus de monde.</text:p>
      <text:p text:style-name="P7">C’est en 2113 (c-100) qu’entre en vigueur le CCA, ce qui sera la pierre fondatrice de l’<text:span text:style-name="T2">Union</text:span> Confédérale Humaine (<text:span text:style-name="T2">U</text:span>CH) l’année suivante.</text:p>
      <text:p text:style-name="P7">L’<text:span text:style-name="T2">U</text:span>CH deviendra la Confédération en 2184 (c-33).</text:p>
      <text:p text:style-name="P8"/>
      <text:list xml:id="list155930726720363" text:continue-numbering="true" text:style-name="L1">
        <text:list-item>
          <text:p text:style-name="P18">Système politique</text:p>
        </text:list-item>
      </text:list>
      <text:p text:style-name="P5"/>
      <text:p text:style-name="P9">La Confédération est fondée sur deux textes : le CCA, et le Traité d’Alcor.</text:p>
      <text:p text:style-name="P9">Le premier est la Loi, le second <text:span text:style-name="T4">est la constitution.</text:span></text:p>
      <text:p text:style-name="P9">Ainsi, chaque colonie pourra être autonome et indépendante, ou bien ratifier le traité d’Alcor et faire partie de la Confédération.</text:p>
      <text:p text:style-name="P9">Chaque colonie est donc indépendante en matière de politique, d’économie et de sécurité. En contrepartie, la gestion de l’éducation, la formation, les échanges extra-planétaires, l’armée, la recherche, l’exploration et la justice sont appliqué<text:span text:style-name="T2">e</text:span>s par de grandes organisations extra-stellaires.</text:p>
      <text:p text:style-name="P10">Ces organisations que sont le Consortium, l’Alliance, la Guilde, l’Union et le Tribunal d’Alcor sont indépendantes et fonctionnent en circuit fermé.</text:p>
      <text:p text:style-name="P12">Ce référer aux documents d’organisations de chacune pour plus de détails.</text:p>
      <text:p text:style-name="P11">Chaque organisation doit également désigner deux membres de leur conseil dirigeant qui feront parti<text:span text:style-name="T3">e</text:span> de la délégation représentative de la Confédération.</text:p>
      <text:p text:style-name="P11">C’est cette délégation qui représente l’humanité lors des rencontres avec d’autres espèces. Elle nomme également l’un de ses membres pour faire partie du Conseil Galactique sur Matro IV.</text:p>
      <text:p text:style-name="P13"/>
      <text:list xml:id="list155929770846762" text:continue-numbering="true" text:style-name="L1">
        <text:list-item>
          <text:p text:style-name="P19">Citoyens</text:p>
        </text:list-item>
      </text:list>
      <text:p text:style-name="P14"/>
      <text:p text:style-name="P15">Tout individu acquiert la citoyenneté à sa majorité (20 cycles / 21,39 ans pour les humains) et après un service de 2 ans effectué dans l’une des Organisations au choix. Ce statut confère le<text:span text:style-name="T5">s</text:span> droit<text:span text:style-name="T5">s</text:span> suivant<text:span text:style-name="T5">s</text:span> garanti<text:span text:style-name="T5">s</text:span> par la constitution :</text:p>
      <text:p text:style-name="P17">« Tout citoyen doit être libre de pouvoir quitter la colonie avec ses biens en toute sécurité. »</text:p>
      <text:p text:style-name="P17">« Tout citoyen peut exprimer son opinion lors des référendum<text:span text:style-name="T6">s</text:span> de réforme du CCA et/ou du Traité d’Alcor. »</text:p>
      <text:p text:style-name="P16">Néanmoins, chaque colonie ayant son propre système politique, le statut de citoyen peut ne pas être suffisant pour accéder à certaines fo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1</text:page-number>/<text:page-count>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5M41S</meta:editing-duration>
    <meta:editing-cycles>28</meta:editing-cycles>
    <meta:generator>LibreOffice/6.0.2.1$Windows_X86_64 LibreOffice_project/f7f06a8f319e4b62f9bc5095aa112a65d2f3ac89</meta:generator>
    <dc:date>2018-06-03T15:59:28.977000000</dc:date>
    <meta:document-statistic meta:table-count="0" meta:image-count="0" meta:object-count="0" meta:page-count="1" meta:paragraph-count="22" meta:word-count="403" meta:character-count="2520" meta:non-whitespace-character-count="2142"/>
    <meta:user-defined meta:name="Info 1"/>
    <meta:user-defined meta:name="Info 2"/>
    <meta:user-defined meta:name="Info 3"/>
    <meta:user-defined meta:name="Info 4"/>
  </office:meta>
</office:document-meta>
</file>